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7.5cm" svg:y="0.5cm">
          <draw:text-box>
            <text:p><loext:page-name>&lt;slide-name&gt;</loext:page-name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7cm" svg:y="0.5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5" draw:text-style-name="P6" draw:layer="layout" svg:width="14.048cm" svg:height="1.187cm" svg:x="7.5cm" svg:y="0.113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5" draw:text-style-name="P6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6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0:27:05.367000000</dc:date>
    <meta:editing-duration>PT51M36S</meta:editing-duration>
    <meta:editing-cycles>8</meta:editing-cycles>
    <meta:generator>LibreOffice/7.4.3.2$Windows_X86_64 LibreOffice_project/1048a8393ae2eeec98dff31b5c133c5f1d08b890</meta:generator>
    <meta:document-statistic meta:object-count="41"/>
  </office:meta>
</office:document-meta>
</file>